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6.715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Course</text:p>
          </table:table-cell>
          <table:table-cell table:style-name="Default" office:value-type="string">
            <text:p>Horse</text:p>
          </table:table-cell>
          <table:table-cell table:style-name="Default" office:value-type="string">
            <text:p>7:30AM Price</text:p>
          </table:table-cell>
          <table:table-cell table:style-name="Default" office:value-type="string">
            <text:p>ML_Prob</text:p>
          </table:table-cell>
          <table:table-cell table:style-name="Default" office:value-type="string">
            <text:p>Rank</text:p>
          </table:table-cell>
          <table:table-cell table:style-name="Default" office:value-type="string">
            <text:p>No. of Top</text:p>
          </table:table-cell>
          <table:table-cell office:value-type="string">
            <text:p>System Name</text:p>
          </table:table-cell>
          <table:table-cell table:style-name="ce1" table:number-columns-repeated="2"/>
        </table:table-row>
        <table:table-row table:style-name="ro3">
          <table:table-cell table:style-name="Default" office:value-type="float" office:value="260427">
            <text:p>260427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Bath</text:p>
          </table:table-cell>
          <table:table-cell table:style-name="Default" office:value-type="string">
            <text:p>Duskaura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102750805369332">
            <text:p>0.1027508054</text:p>
          </table:table-cell>
          <table:table-cell table:number-columns-repeated="2" table:style-name="Default" office:value-type="float" office:value="4">
            <text:p>4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7">
            <text:p>260427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Naas</text:p>
          </table:table-cell>
          <table:table-cell table:style-name="Default" office:value-type="string">
            <text:p>Coincidental Glory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2592268815666">
            <text:p>0.152592268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7">
            <text:p>260427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Naas</text:p>
          </table:table-cell>
          <table:table-cell table:style-name="Default" office:value-type="string">
            <text:p>Heavenly Power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24106605060395">
            <text:p>0.072410660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6">
            <text:p>260426</text:p>
          </table:table-cell>
          <table:table-cell table:style-name="Default" office:value-type="float" office:value="1355">
            <text:p>1355</text:p>
          </table:table-cell>
          <table:table-cell table:style-name="Default" office:value-type="string">
            <text:p>Wetherby</text:p>
          </table:table-cell>
          <table:table-cell table:style-name="Default" office:value-type="string">
            <text:p>Harswell River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50924981445653">
            <text:p>0.150924981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6">
            <text:p>260426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Nottingham</text:p>
          </table:table-cell>
          <table:table-cell table:style-name="Default" office:value-type="string">
            <text:p>Ishe Worth Agamble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6153548305355">
            <text:p>0.136153548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6">
            <text:p>260426</text:p>
          </table:table-cell>
          <table:table-cell table:style-name="Default" office:value-type="float" office:value="1545">
            <text:p>1545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Two B Tanned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67638742097861">
            <text:p>0.067638742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6">
            <text:p>260426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Mon Na Sliev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9247562714027">
            <text:p>0.139247562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5">
            <text:p>260425</text:p>
          </table:table-cell>
          <table:table-cell table:style-name="Default" office:value-type="float" office:value="1405">
            <text:p>1405</text:p>
          </table:table-cell>
          <table:table-cell table:style-name="Default" office:value-type="string">
            <text:p>Leicester</text:p>
          </table:table-cell>
          <table:table-cell table:style-name="Default" office:value-type="string">
            <text:p>Berkshire Whisper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0998218106514346">
            <text:p>0.099821810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LAY** Turf Handicaps Class 1 and 2 Poorly Rated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602">
            <text:p>1602</text:p>
          </table:table-cell>
          <table:table-cell table:style-name="Default" office:value-type="string">
            <text:p>Sandown</text:p>
          </table:table-cell>
          <table:table-cell table:style-name="Default" office:value-type="string">
            <text:p>Jingko Blue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7742950731643">
            <text:p>0.157742950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515">
            <text:p>1515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La Tulipe Noire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0.0319706388054148">
            <text:p>0.0319706388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Amemri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447812625108">
            <text:p>0.134478126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5">
            <text:p>260425</text:p>
          </table:table-cell>
          <table:table-cell table:style-name="Default" office:value-type="float" office:value="1625">
            <text:p>1625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Collecting Coi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58948111220817">
            <text:p>0.158948111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650">
            <text:p>1650</text:p>
          </table:table-cell>
          <table:table-cell table:style-name="Default" office:value-type="string">
            <text:p>Navan</text:p>
          </table:table-cell>
          <table:table-cell table:style-name="Default" office:value-type="string">
            <text:p>Obscenit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60221830384372">
            <text:p>0.16022183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725">
            <text:p>1725</text:p>
          </table:table-cell>
          <table:table-cell table:style-name="Default" office:value-type="string">
            <text:p>Navan</text:p>
          </table:table-cell>
          <table:table-cell table:style-name="Default" office:value-type="string">
            <text:p>Trubshaw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1344039917453">
            <text:p>0.11344039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Bay Colony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00601261199528">
            <text:p>0.100601261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LAY** Turf Handicaps Class 1 and 2 Poorly Rated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859">
            <text:p>1859</text:p>
          </table:table-cell>
          <table:table-cell table:style-name="Default" office:value-type="string">
            <text:p>Kilbeggan</text:p>
          </table:table-cell>
          <table:table-cell table:style-name="Default" office:value-type="string">
            <text:p>Dameauscottlestown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41181041330456">
            <text:p>0.1411810413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1625">
            <text:p>1625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Mr Jukebox</text:p>
          </table:table-cell>
          <table:table-cell table:style-name="Default" office:value-type="float" office:value="1.73">
            <text:p>1.73</text:p>
          </table:table-cell>
          <table:table-cell table:style-name="Default" office:value-type="float" office:value="0.536676079008002">
            <text:p>0.53667607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Star Vantage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7834426064383">
            <text:p>0.147834426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723">
            <text:p>1723</text:p>
          </table:table-cell>
          <table:table-cell table:style-name="Default" office:value-type="string">
            <text:p>Kilbeggan</text:p>
          </table:table-cell>
          <table:table-cell table:style-name="Default" office:value-type="string">
            <text:p>Pourquoi Poi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0809520393236">
            <text:p>0.23080952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820">
            <text:p>1820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Valado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49812154888861">
            <text:p>0.349812154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850">
            <text:p>1850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West Orchard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37273546640015">
            <text:p>0.337273546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2007">
            <text:p>2007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Star Walking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5693094729571">
            <text:p>0.225693094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My Boy Aaron</text:p>
          </table:table-cell>
          <table:table-cell table:style-name="Default" office:value-type="float" office:value="2.25">
            <text:p>2.25</text:p>
          </table:table-cell>
          <table:table-cell table:style-name="Default" office:value-type="float" office:value="0.414797087513778">
            <text:p>0.414797087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1805">
            <text:p>1805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One Island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98829863572617">
            <text:p>0.198829863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Apercu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14495870437006">
            <text:p>0.114495870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3">
            <text:p>260423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Mister Ursus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3845967267289">
            <text:p>0.23384596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3">
            <text:p>260423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Warwick</text:p>
          </table:table-cell>
          <table:table-cell table:style-name="Default" office:value-type="string">
            <text:p>Killycar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474842021791">
            <text:p>0.164748420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3">
            <text:p>260423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Shadowfax Of Rohan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277831776486534">
            <text:p>0.277831776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Ludlow</text:p>
          </table:table-cell>
          <table:table-cell table:style-name="Default" office:value-type="string">
            <text:p>Maximum Offers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11860218321999">
            <text:p>0.31186021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Ludlow</text:p>
          </table:table-cell>
          <table:table-cell table:style-name="Default" office:value-type="string">
            <text:p>Imperial Prid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20802403804195">
            <text:p>0.120802403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Flying Fortune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2253774843969">
            <text:p>0.22253774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2">
            <text:p>260422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Rioja Alta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08303226849558">
            <text:p>0.108303226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712">
            <text:p>1712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Monsieur Le Fuzz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21067156594874">
            <text:p>0.121067156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2">
            <text:p>260422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Jena D'Oudairies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5988436670013">
            <text:p>0.145988436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2">
            <text:p>260422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Taritino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869496111194">
            <text:p>0.286949611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Little Lady Lucy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89813866099323">
            <text:p>0.2898138661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Lake Tiberias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6360629879576">
            <text:p>0.23636062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1">
            <text:p>260421</text:p>
          </table:table-cell>
          <table:table-cell table:style-name="Default" office:value-type="float" office:value="1912">
            <text:p>1912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Kellebell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6420119284547">
            <text:p>0.136420119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1">
            <text:p>260421</text:p>
          </table:table-cell>
          <table:table-cell table:style-name="Default" office:value-type="float" office:value="1638">
            <text:p>1638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Kings Champion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7862118693007">
            <text:p>0.187862118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0">
            <text:p>260420</text:p>
          </table:table-cell>
          <table:table-cell table:style-name="Default" office:value-type="float" office:value="1842">
            <text:p>1842</text:p>
          </table:table-cell>
          <table:table-cell table:style-name="Default" office:value-type="string">
            <text:p>Tramore</text:p>
          </table:table-cell>
          <table:table-cell table:style-name="Default" office:value-type="string">
            <text:p>Drop A Threat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38179493147013">
            <text:p>0.338179493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0">
            <text:p>26042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Kelso</text:p>
          </table:table-cell>
          <table:table-cell table:style-name="Default" office:value-type="string">
            <text:p>The Best Way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15548128017837">
            <text:p>0.21554812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0">
            <text:p>260420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Kelso</text:p>
          </table:table-cell>
          <table:table-cell table:style-name="Default" office:value-type="string">
            <text:p>Rememberthenam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5197813161215">
            <text:p>0.275197813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0">
            <text:p>26042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Kelso</text:p>
          </table:table-cell>
          <table:table-cell table:style-name="Default" office:value-type="string">
            <text:p>Smoke Trail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70218123930804">
            <text:p>0.470218123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0">
            <text:p>260420</text:p>
          </table:table-cell>
          <table:table-cell table:style-name="Default" office:value-type="float" office:value="1642">
            <text:p>1642</text:p>
          </table:table-cell>
          <table:table-cell table:style-name="Default" office:value-type="string">
            <text:p>Tramore</text:p>
          </table:table-cell>
          <table:table-cell table:style-name="Default" office:value-type="string">
            <text:p>Hey Now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9266020032233">
            <text:p>0.2292660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433">
            <text:p>1433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Juggernaut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4513658865157">
            <text:p>0.224513658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508">
            <text:p>1508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Max Of Stars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0030442627599">
            <text:p>0.140030442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637">
            <text:p>1637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Market Hous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15587061706369">
            <text:p>0.215587061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9">
            <text:p>260419</text:p>
          </table:table-cell>
          <table:table-cell table:style-name="Default" office:value-type="float" office:value="1712">
            <text:p>1712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Hecouldbetheone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2139052296783">
            <text:p>0.1621390523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9">
            <text:p>260419</text:p>
          </table:table-cell>
          <table:table-cell table:style-name="Default" office:value-type="float" office:value="1443">
            <text:p>1443</text:p>
          </table:table-cell>
          <table:table-cell table:style-name="Default" office:value-type="string">
            <text:p>Tramore</text:p>
          </table:table-cell>
          <table:table-cell table:style-name="Default" office:value-type="string">
            <text:p>Polepatrick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5649389660518">
            <text:p>0.2056493897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452">
            <text:p>1452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Ballyeaston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56300664804102">
            <text:p>0.456300664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9">
            <text:p>260419</text:p>
          </table:table-cell>
          <table:table-cell table:style-name="Default" office:value-type="float" office:value="1518">
            <text:p>1518</text:p>
          </table:table-cell>
          <table:table-cell table:style-name="Default" office:value-type="string">
            <text:p>Tramore</text:p>
          </table:table-cell>
          <table:table-cell table:style-name="Default" office:value-type="string">
            <text:p>Dromban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1382440699843">
            <text:p>0.281382440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350">
            <text:p>1350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Stag Night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1820587981324">
            <text:p>0.21182058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Alnofoor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24416465585207">
            <text:p>0.1244164656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San Aer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.057302845113767">
            <text:p>0.057302845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Down The Glen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0.101636716139532">
            <text:p>0.101636716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8">
            <text:p>260418</text:p>
          </table:table-cell>
          <table:table-cell table:style-name="Default" office:value-type="float" office:value="1502">
            <text:p>1502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They Want M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72525230665566">
            <text:p>0.172525230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8">
            <text:p>260418</text:p>
          </table:table-cell>
          <table:table-cell table:style-name="Default" office:value-type="float" office:value="1515">
            <text:p>1515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Fiver Friday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92412098024045">
            <text:p>0.3924120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8">
            <text:p>260418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Eremenko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6254267905322">
            <text:p>0.216254267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Dairy Forc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2988924984178">
            <text:p>0.1629889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642">
            <text:p>1642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Dwight K Schrute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5387419520014">
            <text:p>0.21538741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8">
            <text:p>260418</text:p>
          </table:table-cell>
          <table:table-cell table:style-name="Default" office:value-type="float" office:value="1317">
            <text:p>1317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Senator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64420349455079">
            <text:p>0.4644203495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8">
            <text:p>260418</text:p>
          </table:table-cell>
          <table:table-cell table:style-name="Default" office:value-type="float" office:value="1325">
            <text:p>1325</text:p>
          </table:table-cell>
          <table:table-cell table:style-name="Default" office:value-type="string">
            <text:p>Newbury</text:p>
          </table:table-cell>
          <table:table-cell table:style-name="Default" office:value-type="string">
            <text:p>Catching The Moon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6610378409131">
            <text:p>0.136610378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435">
            <text:p>1435</text:p>
          </table:table-cell>
          <table:table-cell table:style-name="Default" office:value-type="string">
            <text:p>Newbury</text:p>
          </table:table-cell>
          <table:table-cell table:style-name="Default" office:value-type="string">
            <text:p>Al Aasy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9050584936722">
            <text:p>0.239050584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715">
            <text:p>1715</text:p>
          </table:table-cell>
          <table:table-cell table:style-name="Default" office:value-type="string">
            <text:p>Ayr</text:p>
          </table:table-cell>
          <table:table-cell table:style-name="Default" office:value-type="string">
            <text:p>Guchen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104920741082">
            <text:p>0.191049207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810">
            <text:p>18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Square Du Roule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45832340585843">
            <text:p>0.345832340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Katie Daniels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0473185498584">
            <text:p>0.21047318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840">
            <text:p>184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Got A Dream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52276836231999">
            <text:p>0.352276836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It's Time Again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0787336532622513">
            <text:p>0.078733653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910">
            <text:p>19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Prairie Quee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6022386459959">
            <text:p>0.2360223865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Iamagetaway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6688194973368">
            <text:p>0.2266881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Our Guide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95062561088208">
            <text:p>0.4950625611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Master Haku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27155773640828">
            <text:p>0.327155773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Wild Wild Wind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78095435913681">
            <text:p>0.1780954359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Rebel Cowgirl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6100628439827">
            <text:p>0.1361006284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657">
            <text:p>1657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Churchman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7473210124439">
            <text:p>0.2074732101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Sun Ar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9765961539062">
            <text:p>0.189765961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He Can't Dance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52578768295443">
            <text:p>0.352578768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425">
            <text:p>1425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Crown Knott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454483838942">
            <text:p>0.30454483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Beckford's Folly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39864945751923">
            <text:p>0.139864945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5">
            <text:p>260415</text:p>
          </table:table-cell>
          <table:table-cell table:style-name="Default" office:value-type="float" office:value="1432">
            <text:p>1432</text:p>
          </table:table-cell>
          <table:table-cell table:style-name="Default" office:value-type="string">
            <text:p>Leopardstown</text:p>
          </table:table-cell>
          <table:table-cell table:style-name="Default" office:value-type="string">
            <text:p>Diego El Queso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4738091530167">
            <text:p>0.254738091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5">
            <text:p>260415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Skukuza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4456285930365">
            <text:p>0.164456285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5">
            <text:p>260415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Havana Lightning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52451441570604">
            <text:p>0.25245144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5">
            <text:p>260415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Star Of Hop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1203592072122">
            <text:p>0.271203592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842">
            <text:p>184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Pinot Gris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49465844330691">
            <text:p>0.349465844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508">
            <text:p>1508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Bredon Hill Dar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5860093689595">
            <text:p>0.15860093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Lord Chamberlain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427604019296378">
            <text:p>0.427604019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617">
            <text:p>1617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Dearkeithandkaty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92288247193736">
            <text:p>0.392288247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712">
            <text:p>171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Tangara Bay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8361312004504">
            <text:p>0.2683613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742">
            <text:p>174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Rusty Harknes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1884952967788">
            <text:p>0.16188495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812">
            <text:p>181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No Big Deal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0146370371272">
            <text:p>0.20014637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445">
            <text:p>1445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Plains Drifter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5344816937533">
            <text:p>0.353448169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637">
            <text:p>1637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Speculateu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9023115283843">
            <text:p>0.290231152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425">
            <text:p>1425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Maximized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30082546381442">
            <text:p>0.130082546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Breezethroughlife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0902824325678">
            <text:p>0.140902824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Gintime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428205177782326">
            <text:p>0.428205177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Dartmouth Ros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24678398268602">
            <text:p>0.324678398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Divilabother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7564707179781">
            <text:p>0.167564707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Garden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0562328224873">
            <text:p>0.200562328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607">
            <text:p>1607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Ballybow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033936085091">
            <text:p>0.2803393609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403">
            <text:p>1403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Miss Kassiopi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53189722547357">
            <text:p>0.35318972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Byzantium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26035313149344">
            <text:p>0.326035313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Dairy Force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97088002306001">
            <text:p>0.1970880023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535">
            <text:p>1535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Coppola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06844564962034">
            <text:p>0.10684456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Thewoodcorner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21145745438109">
            <text:p>0.321145745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Postponed Legacy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64382105595151">
            <text:p>0.164382105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438">
            <text:p>1438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Knead A Wi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6375289008935">
            <text:p>0.363752890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255">
            <text:p>125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It's Maisy</text:p>
          </table:table-cell>
          <table:table-cell table:style-name="Default" office:value-type="float" office:value="1.5">
            <text:p>1.5</text:p>
          </table:table-cell>
          <table:table-cell table:style-name="Default" office:value-type="float" office:value="0.646868958764988">
            <text:p>0.646868958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407">
            <text:p>1407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Camarrat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473975734351">
            <text:p>0.1247397573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25">
            <text:p>152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Bust A Mov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7300351810684">
            <text:p>0.14730035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32">
            <text:p>1532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I Am The Moo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9131077159413">
            <text:p>0.179131077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Inion Tiogair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90022536206596">
            <text:p>0.1900225362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05">
            <text:p>150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Honesty Policy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41718000985663">
            <text:p>0.24171800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632">
            <text:p>1632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Port Statio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51893296515605">
            <text:p>0.25189329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723">
            <text:p>1723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Goldrush Kid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7894012840673">
            <text:p>0.147894012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Sporting Hero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083144182044981">
            <text:p>0.08314418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Desert Friend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9103578612253">
            <text:p>0.139103578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0">
            <text:p>260410</text:p>
          </table:table-cell>
          <table:table-cell table:style-name="Default" office:value-type="float" office:value="1613">
            <text:p>1613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Dillarchi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4984625529503">
            <text:p>0.30498462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Blackwater Lill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7056460907718">
            <text:p>0.187056460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Baron Noir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9922902438702">
            <text:p>0.209922902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Wexford</text:p>
          </table:table-cell>
          <table:table-cell table:style-name="Default" office:value-type="string">
            <text:p>Captains Speech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388395113125833">
            <text:p>0.388395113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0">
            <text:p>260410</text:p>
          </table:table-cell>
          <table:table-cell table:style-name="Default" office:value-type="float" office:value="1728">
            <text:p>1728</text:p>
          </table:table-cell>
          <table:table-cell table:style-name="Default" office:value-type="string">
            <text:p>Wexford</text:p>
          </table:table-cell>
          <table:table-cell table:style-name="Default" office:value-type="string">
            <text:p>Agameoftwohalves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33834752375942">
            <text:p>0.333834752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507">
            <text:p>1507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Noble Blue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81051318841745">
            <text:p>0.381051318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Aquifolia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0856307262567">
            <text:p>0.130856307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Maestro Conti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8828542714785">
            <text:p>0.238828542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The New Lion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52854558414211">
            <text:p>0.35285455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Whims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1006874065557">
            <text:p>0.211006874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Ferret Jeeter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376541955969061">
            <text:p>0.37654195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717">
            <text:p>1717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Calshot Spi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3692138748208">
            <text:p>0.1636921387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Hardly Surprising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85689802960237">
            <text:p>0.48568980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Ohmali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47904151956732">
            <text:p>0.14790415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725">
            <text:p>172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Not Just Any Eagle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18332274410221">
            <text:p>0.0718332274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Locked Down Lad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7263348076882">
            <text:p>0.1272633481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7">
            <text:p>260407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Blacksamssenorita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6050795727032">
            <text:p>0.1460507957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All Authorized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6796679854692">
            <text:p>0.156796679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Independent Lady</text:p>
          </table:table-cell>
          <table:table-cell table:style-name="Default" office:value-type="float" office:value="1.91">
            <text:p>1.91</text:p>
          </table:table-cell>
          <table:table-cell table:style-name="Default" office:value-type="float" office:value="0.472572128271806">
            <text:p>0.47257212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15">
            <text:p>1415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Bitsnbuckle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90106458556493">
            <text:p>0.190106458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45">
            <text:p>1445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Graecia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4969369175879">
            <text:p>0.154969369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Double Click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42013293696065">
            <text:p>0.142013293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Abbey Law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163140179502">
            <text:p>0.16163140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ublic Enemy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7703808914862">
            <text:p>0.157703808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335">
            <text:p>1335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Neon Dream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78614073002681">
            <text:p>0.4786140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torm Heart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61985591987453">
            <text:p>0.261985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Wingme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9440264746394">
            <text:p>0.259440264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48">
            <text:p>1448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By The Grac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402744859766">
            <text:p>0.284027448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Goodwin Fac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06854684888451">
            <text:p>0.206854684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633">
            <text:p>1633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Kalkaroo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25781599296051">
            <text:p>0.325781599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Rukaana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48138984650941">
            <text:p>0.348138984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330">
            <text:p>133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plendid Fellow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66666615452989">
            <text:p>0.2666666155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13">
            <text:p>1413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Tread Carefully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401396006330135">
            <text:p>0.401396006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57">
            <text:p>1457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Different Drum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01824131">
            <text:p>0.190182413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Northern Air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651907908">
            <text:p>0.165190790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Two Brother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04213498">
            <text:p>0.17042134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Call Me Legend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691132854">
            <text:p>0.26911328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aydock</text:p>
          </table:table-cell>
          <table:table-cell table:style-name="Default" office:value-type="string">
            <text:p>Brookside La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197014027">
            <text:p>0.319701402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Rauzan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492643344">
            <text:p>0.149264334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Tilehurs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29840926">
            <text:p>0.182984092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Hardly Surprising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04019262">
            <text:p>0.404019262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47">
            <text:p>1547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Is This For Real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2978827133">
            <text:p>0.297882713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Empty Walle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3759121">
            <text:p>0.18375912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Al Qareem</text:p>
          </table:table-cell>
          <table:table-cell table:style-name="Default" office:value-type="float" office:value="1.83">
            <text:p>1.83</text:p>
          </table:table-cell>
          <table:table-cell table:style-name="Default" office:value-type="float" office:value="0.521914266">
            <text:p>0.52191426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357">
            <text:p>135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Staysound Susi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79115914">
            <text:p>0.167911591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542">
            <text:p>1542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Perry Mason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120841942">
            <text:p>0.112084194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617">
            <text:p>161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Eastwatch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75398189">
            <text:p>0.267539818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 table:number-rows-repeated="29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Sheet1.A1:Sheet1.I16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27">27/04/2026</text:date>, <text:time>08:0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27T08:06:44.61</dc:date>
    <dc:creator>Kieran O'Hagan</dc:creator>
    <meta:editing-duration>PT14H34M28S</meta:editing-duration>
    <meta:editing-cycles>55</meta:editing-cycles>
    <meta:generator>OpenOffice/4.1.16$Win32 OpenOffice.org_project/4116m3$Build-9816</meta:generator>
    <meta:document-statistic meta:table-count="3" meta:cell-count="1476" meta:object-count="0"/>
  </office:meta>
</office:document-meta>
</file>